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notatio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tatemen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llian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oo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lamour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olon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rum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lar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urs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sc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easibl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it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umber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ntenc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word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idget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r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tatu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bsolet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nden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ab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parenthesis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ounc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moistu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essur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766" meta:object-count="0"/>
    <meta:generator>LibreOfficeDev/6.0.5.2$Linux_X86_64 LibreOffice_project/</meta:generator>
  </office:meta>
</office:document-meta>
</file>